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a34" officeooo:paragraph-rsid="000fca3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ca34" officeooo:paragraph-rsid="000fca3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ca34" officeooo:paragraph-rsid="000fca3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ca34" officeooo:paragraph-rsid="001014e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0fca34" officeooo:paragraph-rsid="000fca34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0fca34" officeooo:paragraph-rsid="001014e6" style:font-size-asian="22pt" style:font-weight-asian="normal" style:font-size-complex="22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a34" officeooo:paragraph-rsid="001014e6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Já Perdi o Medo de Chorar</text:span><text:tab/><text:tab/><text:span text:style-name="T1">Andréa Fontes</text:span></text:p>
      <text:p text:style-name="P3"><text:span text:style-name="T1"/></text:p>
      <text:p text:style-name="P5">Já perdi o medo de chorar</text:p>
      <text:p text:style-name="P5">Já perdi o medo de chorar</text:p>
      <text:p text:style-name="P5">Sou um daqueles que irá voar mais alto</text:p>
      <text:p text:style-name="P5">E para além das estrelas vou voar.</text:p>
      <text:p text:style-name="P5"/>
      <text:p text:style-name="P5">Na eternidade não vou mais chorar</text:p>
      <text:p text:style-name="P5">Sou um daqueles que irá voar mais alto</text:p>
      <text:p text:style-name="P5">E para além das estrelas vou voar.</text:p>
      <text:p text:style-name="P5"/>
      <text:p text:style-name="P5">Na eternidade não vou mais sentir</text:p>
      <text:p text:style-name="P5">Nenhum tipo de dor ou frustração</text:p>
      <text:p text:style-name="P5">Na eternidade não haverá medo</text:p>
      <text:p text:style-name="P5">Na eternidade não haverá percas</text:p>
      <text:p text:style-name="P5">Nem tristezas pro meu coração</text:p>
      <text:p text:style-name="P5">Terei um corpo de glória</text:p>
      <text:p text:style-name="P5">Terei um corpo de glória</text:p>
      <text:p text:style-name="P5">Vou receber a vitória</text:p>
      <text:p text:style-name="P5">Vou receber a vitória</text:p>
      <text:p text:style-name="P5">Que recebeu o meu Jesus</text:p>
      <text:p text:style-name="P5">Quando venceu a morte lá na cruz.</text:p>
      <text:p text:style-name="P7"><text:span text:style-name="T3">Já Perdi o Medo de Chorar</text:span><text:tab/><text:tab/><text:span text:style-name="T1">Andréa Fontes</text:span></text:p>
      <text:p text:style-name="P4"><text:span text:style-name="T1"/></text:p>
      <text:p text:style-name="P6">Já perdi o medo de chorar</text:p>
      <text:p text:style-name="P6">Já perdi o medo de chorar</text:p>
      <text:p text:style-name="P6">Sou um daqueles que irá voar mais alto</text:p>
      <text:p text:style-name="P6">E para além das estrelas vou voar.</text:p>
      <text:p text:style-name="P6"/>
      <text:p text:style-name="P6">Na eternidade não vou mais chorar</text:p>
      <text:p text:style-name="P6">Sou um daqueles que irá voar mais alto</text:p>
      <text:p text:style-name="P6">E para além das estrelas vou voar.</text:p>
      <text:p text:style-name="P6"/>
      <text:p text:style-name="P6">Na eternidade não vou mais sentir</text:p>
      <text:p text:style-name="P6">Nenhum tipo de dor ou frustração</text:p>
      <text:p text:style-name="P6">Na eternidade não haverá medo</text:p>
      <text:p text:style-name="P6">Na eternidade não haverá percas</text:p>
      <text:p text:style-name="P6">Nem tristezas pro meu coração</text:p>
      <text:p text:style-name="P6">Terei um corpo de glória</text:p>
      <text:p text:style-name="P6">Terei um corpo de glória</text:p>
      <text:p text:style-name="P6">Vou receber a vitória</text:p>
      <text:p text:style-name="P6">Vou receber a vitória</text:p>
      <text:p text:style-name="P6">Que recebeu o meu Jesus</text:p>
      <text:p text:style-name="P6">Quando venceu a morte lá na cru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6:36:09.062922657</dc:date>
    <meta:editing-cycles>12</meta:editing-cycles>
    <meta:editing-duration>PT17M28S</meta:editing-duration>
    <meta:generator>LibreOffice/5.1.4.2$Linux_X86_64 LibreOffice_project/10m0$Build-2</meta:generator>
    <meta:document-statistic meta:table-count="0" meta:image-count="0" meta:object-count="0" meta:page-count="1" meta:paragraph-count="38" meta:word-count="226" meta:character-count="1134" meta:non-whitespace-character-count="944"/>
  </office:meta>
</office:document-meta>
</file>